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221.75pt"/>
    </style:style>
    <style:style style:name="co4" style:family="table-column">
      <style:table-column-properties fo:break-before="auto" style:column-width="160.55pt"/>
    </style:style>
    <style:style style:name="co5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5.49pt" fo:break-before="auto" style:use-optimal-row-height="false"/>
    </style:style>
    <style:style style:name="ro3" style:family="table-row">
      <style:table-row-properties style:row-height="63.01pt" fo:break-before="auto" style:use-optimal-row-height="false"/>
    </style:style>
    <style:style style:name="ro4" style:family="table-row">
      <style:table-row-properties style:row-height="57pt" fo:break-before="auto" style:use-optimal-row-height="false"/>
    </style:style>
    <style:style style:name="ro5" style:family="table-row">
      <style:table-row-properties style:row-height="48.76pt" fo:break-before="auto" style:use-optimal-row-height="false"/>
    </style:style>
    <style:style style:name="ro6" style:family="table-row">
      <style:table-row-properties style:row-height="36.74pt" fo:break-before="auto" style:use-optimal-row-height="false"/>
    </style:style>
    <style:style style:name="ro7" style:family="table-row">
      <style:table-row-properties style:row-height="55.5pt" fo:break-before="auto" style:use-optimal-row-height="false"/>
    </style:style>
    <style:style style:name="ro8" style:family="table-row">
      <style:table-row-properties style:row-height="22.51pt" fo:break-before="auto" style:use-optimal-row-height="false"/>
    </style:style>
    <style:style style:name="ro9" style:family="table-row">
      <style:table-row-properties style:row-height="35.04pt" fo:break-before="auto" style:use-optimal-row-height="true"/>
    </style:style>
    <style:style style:name="ro10" style:family="table-row">
      <style:table-row-properties style:row-height="23.84pt" fo:break-before="auto" style:use-optimal-row-height="true"/>
    </style:style>
    <style:style style:name="ro11" style:family="table-row">
      <style:table-row-properties style:row-height="26.25pt" fo:break-before="auto" style:use-optimal-row-height="false"/>
    </style:style>
    <style:style style:name="ro12" style:family="table-row">
      <style:table-row-properties style:row-height="34.5pt" fo:break-before="auto" style:use-optimal-row-height="false"/>
    </style:style>
    <style:style style:name="ro13" style:family="table-row">
      <style:table-row-properties style:row-height="29.25pt" fo:break-before="auto" style:use-optimal-row-height="false"/>
    </style:style>
    <style:style style:name="ro14" style:family="table-row">
      <style:table-row-properties style:row-height="21.74pt" fo:break-before="auto" style:use-optimal-row-height="false"/>
    </style:style>
    <style:style style:name="ro15" style:family="table-row">
      <style:table-row-properties style:row-height="158.2pt" fo:break-before="auto" style:use-optimal-row-height="true"/>
    </style:style>
    <style:style style:name="ro16" style:family="table-row">
      <style:table-row-properties style:row-height="27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en" fo:country="US" fo:text-shadow="none" fo:font-style="normal" style:text-underline-style="none" style:text-underline-color="font-color" fo:font-size="10pt" style:font-name="Liberation Serif" fo:font-weight="normal" style:text-line-through-type="none" style:text-outline="false" style:text-line-through-mode="continuous" style:language-asian="zh" style:country-asian="CN" style:font-name-asian="WenQuanYi Micro Hei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rs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Cors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obiettivo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durata</text:p>
          </table:table-cell>
          <table:table-cell office:value-type="string" calcext:value-type="string">
            <text:p>livello</text:p>
          </table:table-cell>
          <table:table-cell office:value-type="string" calcext:value-type="string">
            <text:p>cost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lenamentoPosturale</text:p>
          </table:table-cell>
          <table:table-cell office:value-type="string" calcext:value-type="string">
            <text:p>elasticità dei muscoli</text:p>
          </table:table-cell>
          <table:table-cell table:style-name="ce1" office:value-type="string" calcext:value-type="string">
            <text:p>L’allenamento posturale è un corso mirato a ristabilire la postura più corretta della persona, a risolvere o a migliorare i fastidi muscolo – articolari, generati dall’ assunzione di atteggiamenti posturali scorretti dovuti alla vita sedentaria. </text:p>
            <text:p>Le nostre lezioni contemplano esercizi di tensione e rilassamento che coinvolgono tutte le parti del corpo, sciogliendo i muscoli e le articolazioni e restituendo al fisico la forma e la mobilità ideale.</text:p>
          </table:table-cell>
          <table:table-cell office:value-type="string" calcext:value-type="string">
            <text:p>verd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cile</text:p>
          </table:table-cell>
          <table:table-cell office:value-type="float" office:value="19.9" calcext:value-type="float">
            <text:p>19.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llaBrucia</text:p>
          </table:table-cell>
          <table:table-cell office:value-type="string" calcext:value-type="string">
            <text:p>dimagrimento</text:p>
          </table:table-cell>
          <table:table-cell table:style-name="ce1" office:value-type="string" calcext:value-type="string">
            <text:p> Balle e brucia è una disciplina di danza brucia calorie che nasce della combinazione di esercizio aerobico e danza dove se può dimagrire, tonificare, imparare a ballare più di 35 ritmi di ballo diversi divertendosi!</text:p>
            <text:p/>
            <text:p>Puoi bruciare intorno a 900 calorie per lezione, il modo perfetto di perdere peso in maniera piacevole.</text:p>
          </table:table-cell>
          <table:table-cell office:value-type="string" calcext:value-type="string">
            <text:p>ros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rmale</text:p>
          </table:table-cell>
          <table:table-cell office:value-type="float" office:value="15.5" calcext:value-type="float">
            <text:p>15.5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odyStability</text:p>
          </table:table-cell>
          <table:table-cell office:value-type="string" calcext:value-type="string">
            <text:p>attivazione dei gruppi muscolari</text:p>
          </table:table-cell>
          <table:table-cell office:value-type="string" calcext:value-type="string">
            <text:p>Affinché i movimenti della vita quotidiana siano efficaci, in particolare modo, quelli specifici del calcio, è necessario che ci sia una corretta attivazione dei gruppi muscolari che le svolgono.</text:p>
            <text:p/>
            <text:p>La loro corretta attivazione e il loro equilibrio sono garantiti da un allenamento costante e specifico ma progressivamente sempre più funzionale.</text:p>
          </table:table-cell>
          <table:table-cell office:value-type="string" calcext:value-type="string">
            <text:p>ross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rmale</text:p>
          </table:table-cell>
          <table:table-cell office:value-type="float" office:value="19.9" calcext:value-type="float">
            <text:p>19.9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ardioBoxe</text:p>
          </table:table-cell>
          <table:table-cell office:value-type="string" calcext:value-type="string">
            <text:p>Attività di media intensità, adatta a tutti.</text:p>
          </table:table-cell>
          <table:table-cell office:value-type="string" calcext:value-type="string">
            <text:p>Allenamento a corpo libero studiato come preparazione fisica alla boxe.</text:p>
            <text:p/>
            <text:p>Una prima parte di attività cardio seguita da una fase di tecnica pugilistica, il tutto a tempo di musica per dare la giusta carica!</text:p>
            <text:p/>
            <text:p/>
          </table:table-cell>
          <table:table-cell office:value-type="string" calcext:value-type="string">
            <text:p>ross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iifficile</text:p>
          </table:table-cell>
          <table:table-cell office:value-type="float" office:value="25" calcext:value-type="float">
            <text:p>2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ardioClass</text:p>
          </table:table-cell>
          <table:table-cell office:value-type="string" calcext:value-type="string">
            <text:p>dimagrimento,attività cardiovascolare</text:p>
          </table:table-cell>
          <table:table-cell office:value-type="string" calcext:value-type="string">
            <text:p>Get your heart pumping in our Cardio Classes!</text:p>
            <text:p> Cardio Classes work out your whole body, increasing your metabolism and burning calories. With everything from aqua to dance classes, you'll find the cardio class you love.</text:p>
          </table:table-cell>
          <table:table-cell office:value-type="string" calcext:value-type="string">
            <text:p>ros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rmale</text:p>
          </table:table-cell>
          <table:table-cell office:value-type="float" office:value="15.5" calcext:value-type="float">
            <text:p>15.5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CorpoLibero</text:p>
          </table:table-cell>
          <table:table-cell office:value-type="string" calcext:value-type="string">
            <text:p>mantenimento, flessibilità e tonificazione.</text:p>
          </table:table-cell>
          <table:table-cell office:value-type="string" calcext:value-type="string">
            <text:p>Il corpo libero è una ginnastica dolce che comprende esercizi di stretching, mobilità articolare, tonificazione muscolare.</text:p>
            <text:p/>
            <text:p/>
            <text:p>Adatta a tutti, anche per la terza età!</text:p>
          </table:table-cell>
          <table:table-cell office:value-type="string" calcext:value-type="string">
            <text:p>azzurr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cile</text:p>
          </table:table-cell>
          <table:table-cell office:value-type="float" office:value="15.5" calcext:value-type="float">
            <text:p>15.5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FatKiller</text:p>
          </table:table-cell>
          <table:table-cell office:value-type="string" calcext:value-type="string">
            <text:p>Dimagrimento, allenamento cardio.</text:p>
          </table:table-cell>
          <table:table-cell table:style-name="ce2" office:value-type="string" calcext:value-type="string">
            <text:p>Fat killer è un allenamento cardiovascolare e aerobico. </text:p>
            <text:p/>
            <text:p>L’obiettivo principale è bruciare grassi, aumentare il metabolismo e la resistenza.</text:p>
          </table:table-cell>
          <table:table-cell office:value-type="string" calcext:value-type="string">
            <text:p>viol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cile</text:p>
          </table:table-cell>
          <table:table-cell office:value-type="float" office:value="20" calcext:value-type="float">
            <text:p>20</text:p>
          </table:table-cell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tonificazione</text:p>
          </table:table-cell>
          <table:table-cell office:value-type="string" calcext:value-type="string">
            <text:p>GAG è un termine formato dalle lettere iniziali delle parole Gambe, Addome e Glutei e indica un allenamento mirato a rinforzare e tonificare queste tre aree e, più in generale, la parte inferiore del corpo.</text:p>
            <text:p/>
            <text:p>È costituito da una serie di esercizi da eseguire in piedi, a terra o con l’ausilio di strumenti come pesi e step.</text:p>
          </table:table-cell>
          <table:table-cell office:value-type="string" calcext:value-type="string">
            <text:p>blu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cile</text:p>
          </table:table-cell>
          <table:table-cell office:value-type="float" office:value="25" calcext:value-type="float">
            <text:p>25</text:p>
          </table:table-cell>
        </table:table-row>
        <table:table-row table:style-name="ro10">
          <table:table-cell office:value-type="float" office:value="9" calcext:value-type="float">
            <text:p>9</text:p>
          </table:table-cell>
          <table:table-cell office:value-type="string" calcext:value-type="string">
            <text:p>IntervalTraining</text:p>
          </table:table-cell>
          <table:table-cell office:value-type="string" calcext:value-type="string">
            <text:p>attività cardiovascolare</text:p>
          </table:table-cell>
          <table:table-cell office:value-type="string" calcext:value-type="string">
            <text:p>L'interval training può essere descritto come un breve periodo di lavoro seguito da riposo.</text:p>
            <text:p>L'obiettivo principale è quello di migliorare la velocità e la forma fisica cardiovascolare. </text:p>
          </table:table-cell>
          <table:table-cell office:value-type="string" calcext:value-type="string">
            <text:p>ross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male</text:p>
          </table:table-cell>
          <table:table-cell office:value-type="float" office:value="27" calcext:value-type="float">
            <text:p>27</text:p>
          </table:table-cell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Pilates</text:p>
          </table:table-cell>
          <table:table-cell office:value-type="string" calcext:value-type="string">
            <text:p><text:s/>Postura, tonificazione, flessibilità.</text:p>
          </table:table-cell>
          <table:table-cell office:value-type="string" calcext:value-type="string">
            <text:p>Pilates: lezione basata sul metodo J. Pilates per la tonificazione del corpo, l’allenamento della muscolatura addominale profonda e il miglioramento della postura. Da frequentare con regolarità per alleviare dolori alla schiena e alla zona lombare, non dovuti a patologie specifiche.</text:p>
            <text:p/>
            <text:p>Allunga i muscoli e allenta le tensioni. Migliorerai postura e circolazione attraverso tecniche di respirazioni e di concentrazione.</text:p>
            <text:p/>
            <text:p/>
          </table:table-cell>
          <table:table-cell office:value-type="string" calcext:value-type="string">
            <text:p>verd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cile</text:p>
          </table:table-cell>
          <table:table-cell office:value-type="float" office:value="17.5" calcext:value-type="float">
            <text:p>17.5</text:p>
          </table:table-cell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string" calcext:value-type="string">
            <text:p>PowerPump</text:p>
          </table:table-cell>
          <table:table-cell office:value-type="string" calcext:value-type="string">
            <text:p>forza e resistenza</text:p>
          </table:table-cell>
          <table:table-cell table:style-name="ce1" office:value-type="string" calcext:value-type="string">
            <text:p>Il Power Pump è un allenamento a tempo di musica con l’utilizzo di un bilanciere fitness sia per uomini che donne.</text:p>
            <text:p><text:span text:style-name="T1">I benefici legati al Power Pump riguardano soprattutto il miglioramento di forza e resistenza, in quanto permettono di lavorare con un sovraccarico, ma non solo: questo tipo di allenamento è utile anche per modellare il corpo, che apparirà più atletico, così come i muscoli saranno visibilmente più tonici ma senza eccessivi ingrossamenti.</text:span></text:p>
            <text:p><text:span text:style-name="T2">Una lezione di Power Pump si effettua affiancando agli esercizi base per i vari gruppi muscolari, come ad esempio, gli affondi per i glutei, i rematori per i dorsali o gli squat per gli arti inferiori, alcuni esercizi in grado di migliorare la forza della muscolatura, l’equilibrio e anche la capacità di controllare i movimenti da un punto di vista complessivo.</text:span></text:p>
            <text:p><text:span text:style-name="T2">I movimenti aggiuntivi del Power Pump permettono di coinvolgere più gruppi muscolari nello stesso esercizio.</text:span></text:p>
          </table:table-cell>
          <table:table-cell office:value-type="string" calcext:value-type="string">
            <text:p>ross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cile</text:p>
          </table:table-cell>
          <table:table-cell office:value-type="float" office:value="19.9" calcext:value-type="float">
            <text:p>19.9</text:p>
          </table:table-cell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string" calcext:value-type="string">
            <text:p>PowerTone</text:p>
          </table:table-cell>
          <table:table-cell office:value-type="string" calcext:value-type="string">
            <text:p>Tonificazione, dimagrimento</text:p>
          </table:table-cell>
          <table:table-cell table:style-name="ce1" office:value-type="string" calcext:value-type="string">
            <text:p>Power tone è rivolto a clienti che vogliono tonificare tutti i muscoli del corpo, amano allenarsi intensamente, si vogliono divertire e scaricare lo stress! Intensità moderata, massimo risultato!</text:p>
            <text:p>Le lezioni sono così strutturate: una fase di allenamento cardiovascolare con o senza step e una fase di esercizi a corpo libero con l’utilizzo di piccoli attrezzi per la tonificazione di tutti i distretti muscolari.</text:p>
          </table:table-cell>
          <table:table-cell office:value-type="string" calcext:value-type="string">
            <text:p>ross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cile</text:p>
          </table:table-cell>
          <table:table-cell office:value-type="float" office:value="20" calcext:value-type="float">
            <text:p>20</text:p>
          </table:table-cell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TotalBody</text:p>
          </table:table-cell>
          <table:table-cell office:value-type="string" calcext:value-type="string">
            <text:p>allenamento cardio, dimagrimento, tonificazione.</text:p>
            <text:p/>
            <text:p/>
          </table:table-cell>
          <table:table-cell table:style-name="ce1" office:value-type="string" calcext:value-type="string">
            <text:p>La lezione Total body workout è tutta rigorosamente a ritmo di musica. Il Total Body workout è una lezione allenante molto completa che combina tecniche di esercizio finalizzate al condizionamento muscolare, unitamente al miglioramento dell’attività cardiovascolare, il tutto con l’utilizzo di piccoli attrezzi.</text:p>
            <text:p><text:span text:style-name="T1">La dinamicità del lavoro nel Total body workout, abbinata all’impiego di carichi esigui, lo rende un’attività aerobica a tutti gli effetti, simile (da un punto di vista della sollecitazione) ai lavori in circuito</text:span></text:p>
          </table:table-cell>
          <table:table-cell office:value-type="string" calcext:value-type="string">
            <text:p>ross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rmale</text:p>
          </table:table-cell>
          <table:table-cell office:value-type="float" office:value="25" calcext:value-type="float">
            <text:p>25</text:p>
          </table:table-cell>
        </table:table-row>
        <table:table-row table:style-name="ro14">
          <table:table-cell office:value-type="float" office:value="14" calcext:value-type="float">
            <text:p>14</text:p>
          </table:table-cell>
          <table:table-cell office:value-type="string" calcext:value-type="string">
            <text:p>StepTone</text:p>
          </table:table-cell>
          <table:table-cell office:value-type="string" calcext:value-type="string">
            <text:p>miglioramento della condizione fisica e dell’agilità.</text:p>
          </table:table-cell>
          <table:table-cell table:style-name="ce3" office:value-type="string" calcext:value-type="string">
            <text:p>Lo Step tone consiste in un allenamento aerobico, utilizza una piattaforma dalla quale si sale e si scende. La lezione, prevede una serie di esercizi dinamici di salita e discesa dalla piattaforma seguendo un ritmo costante scandito dalla musica. A questo si aggiungeranno rotazioni, movimenti in diverse direzioni.</text:p>
            <text:p/>
            <text:p>Per tutti quelli che vogliono far lavorare principalmente la parte inferiore del corpo!</text:p>
          </table:table-cell>
          <table:table-cell office:value-type="string" calcext:value-type="string">
            <text:p>bl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cile</text:p>
          </table:table-cell>
          <table:table-cell office:value-type="float" office:value="22.5" calcext:value-type="float">
            <text:p>22.5</text:p>
          </table:table-cell>
        </table:table-row>
        <table:table-row table:style-name="ro15">
          <table:table-cell office:value-type="float" office:value="15" calcext:value-type="float">
            <text:p>15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umentare la forza muscolare</text:p>
          </table:table-cell>
          <table:table-cell table:style-name="ce1" office:value-type="string" calcext:value-type="string">
            <text:p>Insanity è senz’altro un nome appropriato per il nuovo tipo di allenamento davvero molto impegnativo che sta spopolando in America e inizia a diffondersi anche in Europa.</text:p>
            <text:p> L’insanity workout – ideato da Shaun T, uno dei fitness trainer più noti negli Stati Uniti – è un complesso sistema di allenamento aerobico e muscolare a corpo libero, senza nessun tipo di attrezzo, che mira a potenziare i muscoli e allenare il sistema cardiovascolare.</text:p>
          </table:table-cell>
          <table:table-cell office:value-type="string" calcext:value-type="string">
            <text:p>ross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ifficil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pperBody</text:p>
          </table:table-cell>
          <table:table-cell office:value-type="string" calcext:value-type="string">
            <text:p>tonificazione muscoli tronco e arti superiori</text:p>
          </table:table-cell>
          <table:table-cell office:value-type="string" calcext:value-type="string">
            <text:p>Questa particolare disciplina è dedicata al potenziamento dei muscoli del tronco e degli arti superiori, nello specifico addominali, grande e piccolo pettorale, dorsali, bicipiti, tricipiti e deltoidi, mediante l’utilizzo di specifici attrezzi.</text:p>
          </table:table-cell>
          <table:table-cell office:value-type="string" calcext:value-type="string">
            <text:p>ros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rmale</text:p>
          </table:table-cell>
          <table:table-cell office:value-type="float" office:value="25" calcext:value-type="float">
            <text:p>25</text:p>
          </table:table-cell>
        </table:table-row>
        <table:table-row table:style-name="ro10">
          <table:table-cell office:value-type="float" office:value="17" calcext:value-type="float">
            <text:p>17</text:p>
          </table:table-cell>
          <table:table-cell office:value-type="string" calcext:value-type="string">
            <text:p>YogaFlex</text:p>
          </table:table-cell>
          <table:table-cell office:value-type="string" calcext:value-type="string">
            <text:p>flessibilità e tonificazione muscolare</text:p>
          </table:table-cell>
          <table:table-cell office:value-type="string" calcext:value-type="string">
            <text:p>Lo yoga flex è uno degli ultimi connubi sportivi ideato da professionisti  di settore con l’obiettivo di massimizzare i benefici fisici all’interno della pratica yoga.</text:p>
            <text:p>Ogni lezione ha una durata di 60 minuti circa e prevede una fase di riscaldamento iniziale, una di work out effettivo e una parte finale dedicata al defaticamento in cui centrale è lo stretching e quindi l’allungamento muscolare finale a completamento del lavoro di ogni sessione.</text:p>
          </table:table-cell>
          <table:table-cell office:value-type="string" calcext:value-type="string">
            <text:p>verd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rmale</text:p>
          </table:table-cell>
          <table:table-cell office:value-type="float" office:value="19.9" calcext:value-type="float">
            <text:p>19.9</text:p>
          </table:table-cell>
        </table:table-row>
        <table:table-row table:style-name="ro16">
          <table:table-cell office:value-type="float" office:value="18" calcext:value-type="float">
            <text:p>18</text:p>
          </table:table-cell>
          <table:table-cell office:value-type="string" calcext:value-type="string">
            <text:p>Zumba</text:p>
          </table:table-cell>
          <table:table-cell office:value-type="string" calcext:value-type="string">
            <text:p>Dimagrimento, tonificazione.</text:p>
          </table:table-cell>
          <table:table-cell office:value-type="string" calcext:value-type="string">
            <text:p>Zumba è una lezione di fitness e danza musicale ispirata ai ritmi e i movimenti latino americani, divertentissima, efficace, facile da seguire e completamente a corpo libero. Adatta a tutti!</text:p>
            <text:p/>
            <text:p>Le coreografie sono create appositamente per fornire al partecipante un lavoro di alta intensità cardio-vascolare e un’alta dose di tonificazione su gambe e glutei principalmente.</text:p>
          </table:table-cell>
          <table:table-cell office:value-type="string" calcext:value-type="string">
            <text:p>ros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cile</text:p>
          </table:table-cell>
          <table:table-cell office:value-type="float" office:value="15.5" calcext:value-type="float">
            <text:p>1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2:13:33.888603292</meta:creation-date>
    <dc:date>2018-12-13T15:20:41.238676330</dc:date>
    <meta:editing-duration>PT42M1S</meta:editing-duration>
    <meta:editing-cycles>10</meta:editing-cycles>
    <meta:generator>LibreOffice/6.0.6.2$Linux_X86_64 LibreOffice_project/00m0$Build-2</meta:generator>
    <meta:document-statistic meta:table-count="1" meta:cell-count="153" meta:object-count="0"/>
  </office:meta>
</office:document-meta>
</file>